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00000006D261B31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8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4" text:anchor-type="paragraph" svg:x="8.516cm" svg:y="0.088cm" svg:width="0.499cm" svg:height="0.681cm" draw:z-index="4"><draw:image xlink:href="Pictures/10000000000000500000006D261B31A2.png" xlink:type="simple" xlink:show="embed" xlink:actuate="onLoad"/></draw:frame><text:span text:style-name="T1">N</text:span><text:span text:style-name="T1">iveau n°4 <text:s text:c="22"/>Exercice n°</text:span><text:span text:style-name="T1">2</text:span></text:p><text:p text:style-name="P2"/><text:p text:style-name="P2">1) La France métropolitaine comporte 3 427km de côtes avec la mer sur 6 316 km de frontière. Quel est le pourcentage que représente la longueur des côtes par rapport au périmètre de la France</text:p><text:p text:style-name="P2"/><text:p text:style-name="P2">2) Les océans recouvrent 70% de la Terre et la Terre à une surface de 515 millions de km². Combien de millions de km² recouvrent les océans ?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4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<text:span text:style-name="T1">N</text:span><text:span text:style-name="T1">iveau n°4 <text:s text:c="22"/>Exercice n°</text:span><text:span text:style-name="T1">4</text:span></text:p><text:p text:style-name="P2"/><text:p text:style-name="P2">Lors d'un sondage réalisé sur 500 jeunes, on apprend que 80% des jeunes sondés ont un smartphone et 305 des jeunes sondés surfent sur internet au moins une fois par jour (avec le téléphone ou une tablette ou un ordinateur).</text:p><text:p text:style-name="P2"/><text:p text:style-name="P2">1) Combien de jeunes sondés ont un smartphone ?</text:p><text:p text:style-name="P2"/><text:p text:style-name="P2">2) Quel est le pourcentage de jeunes sondés qui surfent sur internet au moins une fois par jour ?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<text:span text:style-name="T1">N</text:span><text:span text:style-name="T1">iveau n°4 <text:s text:c="22"/>Exercice n°</text:span><text:span text:style-name="T1">3</text:span></text:p><text:p text:style-name="P2"/><text:p text:style-name="P2">Voici les résultats d'un référendum local dans deux bureaux de vote différents : </text:p><text:p text:style-name="P3">Bureau n°1 : « oui » a obtenu 40% des 780 bulletins exprimés</text:p><text:p text:style-name="P3"/><text:p text:style-name="P3">Bureau n°2 : 200 bulletins « oui » sur les 420 bulletins exprimés</text:p><text:p text:style-name="P2">1) Combien de bulletins « oui » y a-t-il eu dans le bureau n°1</text:p><text:p text:style-name="P2"/><text:p text:style-name="P2">2) Quel est le pourcentage de bulletins « oui » dans le bureau n°2.</text:p></draw:text-box></draw:frame></text:p><text:p text:style-name="P2">1) Dans un collège parmi les 150 élèves qui ont passé le brevet, il y a eu 84% de taux de réussite. Combien d'élèves ont eu le brevet ?</text:p><text:p text:style-name="P2"/><text:p text:style-name="P2">2) Dans un autre collège, il y a eu 90 élèves sur 110 qui ont eu le brevet. Quel taux de réussite cela représente ?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29T18:15:08.76</dc:date>
    <meta:editing-duration>PT1H37M26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4" meta:object-count="0" meta:page-count="1" meta:paragraph-count="16" meta:word-count="271" meta:character-count="1464"/>
  </office:meta>
</office:document-meta>
</file>